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68d5" officeooo:paragraph-rsid="001c68d5" style:font-weight-asian="bold" style:font-weight-complex="bold"/>
    </style:style>
    <style:style style:name="P2" style:family="paragraph" style:parent-style-name="Standard">
      <style:text-properties fo:font-weight="bold" officeooo:rsid="001e628b" officeooo:paragraph-rsid="001e628b" style:font-weight-asian="bold" style:font-weight-complex="bold"/>
    </style:style>
    <style:style style:name="P3" style:family="paragraph" style:parent-style-name="Standard">
      <style:text-properties fo:font-weight="normal" officeooo:rsid="001c68d5" officeooo:paragraph-rsid="001c68d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gynnelse av læring rundt DESERT</text:p>
      <text:p text:style-name="P1"/>
      <text:p text:style-name="P3">-Tar utgangspunkt i samplescriptene som følger med DESERT installasjonen.<text:line-break/>-Endrer på delen av scriptene som tar imot BASH-parametere for å se forskjellen forksjellige faktorer har på resultatet av simuleringen. (Antall noder, poisson cbr periode, cbr pakkestørrelse, båndbredde)<text:line-break/>-La merke til at kalkuleringen av sendte og mottatte pakker i test_uwdacap.tcl scriptet kunne gi en 'packet delivery ratio' på over 100% og så derfor på hvordan scriptet kalkulerte summen av sendte og mottatte pakker. Skrev et notat på dette og hvordan man kunne endre på scriptet for å få en mer nøyaktig 'packet delivery ratio'.<text:line-break/>-Fra observasjonen som ble nevnt ovenfor ble det klart for oss at vi måtte bestemme oss for en standarisert måte å telle antall pakker sendt og mottatt.<text:line-break/>-De forskjellige samplescriptene som følger med DESERT har også forskjellige metoder for å håndtere tilfeldighet på. For å få mest mulig sammenlignbare resultater på tvers av simuleringer for diverse protokoller har vi landet på at det er mest gunstig å bruke samme "Seed" for alle simuleringene. </text:p>
      <text:p text:style-name="P3"/>
      <text:p text:style-name="P2">Test av DACAP<text:line-break/><text:span text:style-name="T1">-Fungerer veldig bra for større pakker.<text:line-break/>-Liten til ingen kollisjon av pakker under lav trafikk, selv med stort antall nod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5T11:38:44.554148717</meta:creation-date>
    <dc:date>2024-02-14T12:40:30.450616956</dc:date>
    <meta:editing-duration>PT21H26M1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94" meta:character-count="1230" meta:non-whitespace-character-count="1038"/>
  </office:meta>
</office:document-meta>
</file>